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2" style:family="paragraph">
      <style:text-properties style:font-name="Helvetica" fo:font-size="7pt" style:font-size-asian="7pt" style:font-size-complex="7pt"/>
    </style:style>
    <style:style style:name="P1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2" style:family="text">
      <style:text-properties style:font-name="Helvetica" fo:font-size="8pt" style:font-size-asian="8pt" style:font-size-complex="8pt"/>
    </style:style>
    <style:style style:name="T13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8in" style:run-through="foreground"/>
    </style:style>
    <style:style style:name="gr6" style:family="graphic">
      <style:graphic-properties draw:stroke="none" svg:stroke-color="#000000" draw:fill="none" draw:fill-color="#ffffff" fo:min-height="0.2126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22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0866in" style:run-through="foreground"/>
    </style:style>
    <style:style style:name="gr13" style:family="graphic">
      <style:graphic-properties draw:stroke="none" svg:stroke-color="#000000" draw:fill="none" draw:fill-color="#ffff99" fo:min-height="0.0866in" style:run-through="foreground"/>
    </style:style>
    <style:style style:name="gr14" style:family="graphic">
      <style:graphic-properties draw:stroke="none" svg:stroke-color="#000000" draw:fill="none" draw:fill-color="#ff3333" fo:min-height="0.0862in" style:run-through="foreground"/>
    </style:style>
    <style:style style:name="gr15" style:family="graphic">
      <style:graphic-properties draw:stroke="none" svg:stroke-color="#000000" draw:fill="none" draw:fill-color="#ffff99" fo:min-height="0.0862in" style:run-through="foreground"/>
    </style:style>
    <style:style style:name="gr16" style:family="graphic">
      <style:graphic-properties draw:stroke="none" svg:stroke-color="#000000" draw:fill="none" draw:fill-color="#ffffff" fo:min-height="0.1772in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764in" style:run-through="foreground"/>
    </style:style>
    <style:style style:name="gr19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3333" fo:min-height="0.1591in" style:run-through="foreground"/>
    </style:style>
    <style:style style:name="gr21" style:family="graphic">
      <style:graphic-properties draw:stroke="none" svg:stroke-color="#000000" draw:fill="none" draw:fill-color="#ffff99" fo:min-height="0.1591in" style:run-through="foreground"/>
    </style:style>
    <style:style style:name="gr22" style:family="graphic">
      <style:graphic-properties draw:stroke="none" svg:stroke-color="#000000" draw:fill="none" draw:fill-color="#ff3333" fo:min-height="0.1508in" style:run-through="foreground"/>
    </style:style>
    <style:style style:name="gr23" style:family="graphic">
      <style:graphic-properties draw:stroke="none" svg:stroke-color="#000000" draw:fill="none" draw:fill-color="#ff3333" fo:min-height="0.1465in" style:run-through="foreground"/>
    </style:style>
    <style:style style:name="gr24" style:family="graphic">
      <style:graphic-properties draw:stroke="none" svg:stroke-color="#000000" draw:fill="none" draw:fill-color="#ffff99" fo:min-height="0.1484in" style:run-through="foreground"/>
    </style:style>
    <style:style style:name="gr25" style:family="graphic">
      <style:graphic-properties draw:stroke="none" svg:stroke-color="#000000" draw:fill="none" draw:fill-color="#ffff99" fo:min-height="0.1654in" style:run-through="foreground"/>
    </style:style>
    <style:style style:name="gr26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3333" fo:min-height="0.1307in" style:run-through="foreground"/>
    </style:style>
    <style:style style:name="gr28" style:family="graphic">
      <style:graphic-properties draw:stroke="none" svg:stroke-color="#000000" draw:fill="none" draw:fill-color="#ffff99" fo:min-height="0.1453in" style:run-through="foreground"/>
    </style:style>
    <style:style style:name="gr29" style:family="graphic">
      <style:graphic-properties draw:stroke="none" svg:stroke-color="#000000" draw:fill="none" draw:fill-color="#ff3333" fo:min-height="0.1398in" style:run-through="foreground"/>
    </style:style>
    <style:style style:name="gr30" style:family="graphic">
      <style:graphic-properties draw:stroke="none" svg:stroke-color="#000000" draw:fill="none" draw:fill-color="#ffff99" fo:min-height="0.1398in" style:run-through="foreground"/>
    </style:style>
    <style:style style:name="gr31" style:family="graphic">
      <style:graphic-properties draw:stroke="none" svg:stroke-color="#000000" draw:fill="none" draw:fill-color="#ff3333" fo:min-height="0.148in" style:run-through="foreground"/>
    </style:style>
    <style:style style:name="gr32" style:family="graphic">
      <style:graphic-properties draw:stroke="none" svg:stroke-color="#000000" draw:fill="none" draw:fill-color="#ffff99" fo:min-height="0.15in" style:run-through="foreground"/>
    </style:style>
    <style:style style:name="gr33" style:family="graphic">
      <style:graphic-properties draw:stroke="none" svg:stroke-color="#000000" draw:fill="none" draw:fill-color="#ffff99" fo:min-height="0.1626in" style:run-through="foreground"/>
    </style:style>
    <style:style style:name="gr34" style:family="graphic">
      <style:graphic-properties draw:stroke="none" svg:stroke-color="#000000" draw:fill="none" draw:fill-color="#ffff99" fo:min-height="0.1346in" style:run-through="foreground"/>
    </style:style>
    <style:style style:name="gr35" style:family="graphic">
      <style:graphic-properties draw:stroke="none" svg:stroke-color="#000000" draw:fill="none" draw:fill-color="#ff3333" fo:min-height="0.1717in" style:run-through="foreground"/>
    </style:style>
    <style:style style:name="gr36" style:family="graphic">
      <style:graphic-properties draw:stroke="none" svg:stroke-color="#000000" draw:fill="none" draw:fill-color="#ffff99" fo:min-height="0.1335in" style:run-through="foreground"/>
    </style:style>
    <style:style style:name="gr37" style:family="graphic">
      <style:graphic-properties draw:stroke="none" svg:stroke-color="#000000" draw:fill="none" draw:fill-color="#ff3333" fo:min-height="0.1457in" style:run-through="foreground"/>
    </style:style>
    <style:style style:name="gr38" style:family="graphic">
      <style:graphic-properties draw:stroke="none" svg:stroke-color="#000000" draw:fill="none" draw:fill-color="#ff3333" fo:min-height="0.1335in" style:run-through="foreground"/>
    </style:style>
    <style:style style:name="gr39" style:family="graphic">
      <style:graphic-properties draw:stroke="none" svg:stroke-color="#000000" draw:fill="none" draw:fill-color="#ffff99" fo:min-height="0.1457in" style:run-through="foreground"/>
    </style:style>
    <style:style style:name="gr40" style:family="graphic">
      <style:graphic-properties draw:stroke="none" svg:stroke-color="#000000" draw:fill="none" draw:fill-color="#ff3333" fo:min-height="0.1563in" style:run-through="foreground"/>
    </style:style>
    <style:style style:name="gr41" style:family="graphic">
      <style:graphic-properties draw:stroke="none" svg:stroke-color="#000000" draw:fill="none" draw:fill-color="#ffff99" fo:min-height="0.1563in" style:run-through="foreground"/>
    </style:style>
    <style:style style:name="gr42" style:family="graphic">
      <style:graphic-properties draw:stroke="none" svg:stroke-color="#000000" draw:fill="none" draw:fill-color="#ff3333" fo:min-height="0.15in" style:run-through="foreground"/>
    </style:style>
    <style:style style:name="gr43" style:family="graphic">
      <style:graphic-properties draw:stroke="none" svg:stroke-color="#000000" draw:fill="none" draw:fill-color="#ff3333" fo:min-height="0.1484in" style:run-through="foreground"/>
    </style:style>
    <style:style style:name="gr44" style:family="graphic">
      <style:graphic-properties draw:stroke="none" svg:stroke-color="#000000" draw:fill="none" draw:fill-color="#ffff99" fo:min-height="0.1547in" style:run-through="foreground"/>
    </style:style>
    <style:style style:name="gr4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819in" style:run-through="foreground"/>
    </style:style>
    <style:style style:name="gr5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5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min</text:span></text:p></draw:text-box></draw:frame><draw:frame draw:style-name="gr5" draw:text-style-name="P6" svg:width="1.237in" svg:height="0.178in" svg:x="0.0744in" svg:y="1.1382in"><draw:text-box><text:p text:style-name="P3"><text:span text:style-name="T3">Avg. Total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8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6" draw:text-style-name="P9" svg:width="1.237in" svg:height="0.213in" svg:x="2.6673in" svg:y="1.1382in"><draw:text-box><text:p text:style-name="P3"><text:span text:style-name="T3">Drilling Time</text:span></text:p></draw:text-box></draw:frame></draw:g><draw:frame text:anchor-type="paragraph" draw:z-index="12" draw:style-name="gr17" draw:text-style-name="P15" svg:width="1.1488in" svg:height="0.1579in" svg:x="0.0898in" svg:y="3.1665in"><draw:text-box><text:p text:style-name="P14"><text:span text:style-name="T10">ROTATING</text:span></text:p></draw:text-box></draw:frame><draw:frame text:anchor-type="paragraph" draw:z-index="10" draw:style-name="gr17" draw:text-style-name="P15" svg:width="1.1488in" svg:height="0.1579in" svg:x="0.0898in" svg:y="3.8673in"><draw:text-box><text:p text:style-name="P14"><text:span text:style-name="T10">SLIDING</text:span></text:p></draw:text-box></draw:frame><draw:frame text:anchor-type="paragraph" draw:z-index="5" draw:style-name="gr7" draw:text-style-name="P10" svg:width="1.3858in" svg:height="0.1496in" svg:x="5.789in" svg:y="9.1071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98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13" draw:style-name="gr19" draw:text-style-name="P3" svg:width="0.0398in" svg:height="8.0362in" svg:x="5.2835in" svg:y="0.1701in"><text:p/></draw:rect></text:p>
      <text:p text:style-name="P1"><draw:g text:anchor-type="paragraph" draw:z-index="32" draw:style-name="gr2"><draw:frame draw:style-name="gr3" draw:text-style-name="P7" svg:width="1.1106in" svg:height="0.2787in" svg:x="3.9614in" svg:y="0.5724in"><draw:text-box><text:p text:style-name="P3"><text:span text:style-name="T4">[T4]</text:span></text:p></draw:text-box></draw:frame><draw:frame draw:style-name="gr4" draw:text-style-name="P8" svg:width="0.7315in" svg:height="0.1398in" svg:x="4.4354in" svg:y="0.3925in"><draw:text-box><text:p text:style-name="P3"><text:span text:style-name="T5">hours</text:span></text:p></draw:text-box></draw:frame><draw:frame draw:style-name="gr6" draw:text-style-name="P9" svg:width="1.237in" svg:height="0.213in" svg:x="3.9453in" svg:y="0.1799in"><draw:text-box><text:p text:style-name="P3"><text:span text:style-name="T3">Total Circulation</text:span></text:p></draw:text-box></draw:frame></draw:g></text:p>
      <text:p text:style-name="P1"><draw:g text:anchor-type="paragraph" draw:z-index="9" draw:style-name="gr2"><draw:frame draw:style-name="gr3" draw:text-style-name="P4" svg:width="1.174in" svg:height="0.2787in" svg:x="0.0236in" svg:y="1.1681in"><draw:text-box><text:p text:style-name="P3"><text:span text:style-name="T1">[T5]</text:span></text:p></draw:text-box></draw:frame><draw:frame draw:style-name="gr16" draw:text-style-name="P6" svg:width="1.237in" svg:height="0.1776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45" draw:text-style-name="P19" svg:width="2.7886in" svg:height="0.2524in" svg:x="0.1898in" svg:y="-1.611in"><draw:text-box><text:p><text:span text:style-name="T14">[BHA_NAME]</text:span></text:p></draw:text-box></draw:frame><draw:frame text:anchor-type="paragraph" draw:z-index="27" draw:style-name="gr46" draw:text-style-name="P20" svg:width="4.6386in" svg:height="0.2398in" svg:x="0.1898in" svg:y="-1.3193in"><draw:text-box><text:p><text:span text:style-name="T15">[JOB_NAME]</text:span></text:p></draw:text-box></draw:frame><draw:frame text:anchor-type="paragraph" draw:z-index="28" draw:style-name="gr47" draw:text-style-name="P21" svg:width="1.4657in" svg:height="0.1677in" svg:x="1.3465in" svg:y="-1.0736in"><draw:text-box><text:p><text:span text:style-name="T16">[RIG]</text:span></text:p></draw:text-box></draw:frame><draw:frame text:anchor-type="paragraph" draw:z-index="29" draw:style-name="gr47" draw:text-style-name="P22" svg:width="1.4657in" svg:height="0.1677in" svg:x="0.1819in" svg:y="-1.0429in"><draw:text-box><text:p><text:span text:style-name="T17">[JOB_NUMBER]</text:span></text:p></draw:text-box></draw:frame><draw:frame text:anchor-type="paragraph" draw:z-index="30" draw:style-name="gr48" draw:text-style-name="P24" svg:width="2.6941in" svg:height="0.2051in" svg:x="4.0165in" svg:y="-1.6516in"><draw:text-box><text:p text:style-name="P23"><text:span text:style-name="T18">[TIME]</text:span></text:p></draw:text-box></draw:frame><draw:frame text:anchor-type="paragraph" draw:z-index="31" draw:style-name="gr49" draw:text-style-name="P25" svg:width="2.315in" svg:height="0.2516in" svg:x="4.4035in" svg:y="-1.0909in"><draw:text-box><text:p text:style-name="P23"><text:span text:style-name="T19">[CLIENT]</text:span></text:p></draw:text-box></draw:frame></text:p>
      <text:p text:style-name="P1"><draw:g text:anchor-type="paragraph" draw:z-index="11" draw:style-name="gr2"><draw:frame draw:style-name="gr3" draw:text-style-name="P16" svg:width="1.6276in" svg:height="0.2606in" svg:x="1.1445in" svg:y="0.4689in"><draw:text-box><text:p text:style-name="P3"><text:span text:style-name="T11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18" draw:text-style-name="P9" svg:width="1.237in" svg:height="0.1768in" svg:x="1.3882in" svg:y="0.0764in"><draw:text-box><text:p text:style-name="P3"><text:span text:style-name="T3">Range</text:span></text:p></draw:text-box></draw:frame></draw:g><draw:g text:anchor-type="paragraph" draw:z-index="33" draw:style-name="gr2"><draw:frame draw:style-name="gr3" draw:text-style-name="P7" svg:width="1.174in" svg:height="0.2787in" svg:x="2.6917in" svg:y="0.4075in"><draw:text-box><text:p text:style-name="P3"><text:span text:style-name="T4">[RUN]</text:span></text:p></draw:text-box></draw:frame><draw:frame draw:style-name="gr50" draw:text-style-name="P6" svg:width="1.237in" svg:height="0.1823in" svg:x="2.6756in" svg:y="0.0764in"><draw:text-box><text:p text:style-name="P3"><text:span text:style-name="T3">Run #</text:span></text:p></draw:text-box></draw:frame></draw:g></text:p>
      <text:p text:style-name="P1"/>
      <text:p text:style-name="P1"/>
      <text:p text:style-name="P1"/>
      <text:p text:style-name="P1"><draw:rect text:anchor-type="paragraph" draw:z-index="23" draw:style-name="gr19" draw:text-style-name="P3" svg:width="5.3185in" svg:height="0.0421in" svg:x="-0.0346in" svg:y="0.122in"><text:p/></draw:rect></text:p>
      <text:p text:style-name="P1"><draw:g text:anchor-type="paragraph" draw:z-index="39" draw:style-name="gr2"><draw:frame draw:style-name="gr51" draw:text-style-name="P26" svg:width="0.9276in" svg:height="0.2606in" svg:x="2.4961in" svg:y="0.413in"><draw:text-box><text:p text:style-name="P3"><text:span text:style-name="T20">[R3]</text:span></text:p></draw:text-box></draw:frame><draw:frame draw:style-name="gr52" draw:text-style-name="P27" svg:width="0.578in" svg:height="0.1398in" svg:x="2.8693in" svg:y="0.2728in"><draw:text-box><text:p text:style-name="P3"><text:span text:style-name="T21">ft/hr</text:span></text:p></draw:text-box></draw:frame><draw:frame draw:style-name="gr52" draw:text-style-name="P28" svg:width="0.9776in" svg:height="0.1398in" svg:x="2.4827in" svg:y="0.0866in"><draw:text-box><text:p text:style-name="P3"><text:span text:style-name="T22">ROP</text:span></text:p></draw:text-box></draw:frame></draw:g><draw:g text:anchor-type="paragraph" draw:z-index="40" draw:style-name="gr2"><draw:frame draw:style-name="gr51" draw:text-style-name="P26" svg:width="1.035in" svg:height="0.2606in" svg:x="3.3339in" svg:y="0.413in"><draw:text-box><text:p text:style-name="P3"><text:span text:style-name="T20">[R4]</text:span></text:p></draw:text-box></draw:frame><draw:frame draw:style-name="gr52" draw:text-style-name="P27" svg:width="0.6453in" svg:height="0.1398in" svg:x="3.7512in" svg:y="0.2728in"><draw:text-box><text:p text:style-name="P3"><text:span text:style-name="T21">feet</text:span></text:p></draw:text-box></draw:frame><draw:frame draw:style-name="gr52" draw:text-style-name="P28" svg:width="0.8476in" svg:height="0.1398in" svg:x="3.3957in" svg:y="0.0866in"><draw:text-box><text:p text:style-name="P3"><text:span text:style-name="T22">Drilled</text:span></text:p></draw:text-box></draw:frame></draw:g><draw:g text:anchor-type="paragraph" draw:z-index="41" draw:style-name="gr2"><draw:frame draw:style-name="gr51" draw:text-style-name="P26" svg:width="0.9421in" svg:height="0.2606in" svg:x="4.3028in" svg:y="0.413in"><draw:text-box><text:p text:style-name="P3"><text:span text:style-name="T20">[R5]</text:span></text:p></draw:text-box></draw:frame><draw:frame draw:style-name="gr52" draw:text-style-name="P27" svg:width="0.587in" svg:height="0.1398in" svg:x="4.6831in" svg:y="0.2728in"><draw:text-box><text:p text:style-name="P3"><text:span text:style-name="T21">hours</text:span></text:p></draw:text-box></draw:frame><draw:frame draw:style-name="gr52" draw:text-style-name="P28" svg:width="0.9925in" svg:height="0.1398in" svg:x="4.2902in" svg:y="0.0866in"><draw:text-box><text:p text:style-name="P3"><text:span text:style-name="T22">Drilling Time</text:span></text:p></draw:text-box></draw:frame></draw:g><draw:g text:anchor-type="paragraph" draw:z-index="42" draw:style-name="gr2"><draw:frame draw:style-name="gr51" draw:text-style-name="P26" svg:width="0.9276in" svg:height="0.2606in" svg:x="1.6437in" svg:y="0.4075in"><draw:text-box><text:p text:style-name="P3"><text:span text:style-name="T20">[R2]</text:span></text:p></draw:text-box></draw:frame><draw:frame draw:style-name="gr52" draw:text-style-name="P29" svg:width="0.578in" svg:height="0.1398in" svg:x="2.0177in" svg:y="0.2673in"><draw:text-box><text:p text:style-name="P3"><text:span text:style-name="T23">%</text:span></text:p></draw:text-box></draw:frame><draw:frame draw:style-name="gr52" draw:text-style-name="P28" svg:width="0.9776in" svg:height="0.1398in" svg:x="1.6311in" svg:y="0.0811in"><draw:text-box><text:p text:style-name="P3"><text:span text:style-name="T22">Time %</text:span></text:p></draw:text-box></draw:frame></draw:g><draw:g text:anchor-type="paragraph" draw:z-index="43" draw:style-name="gr2"><draw:frame draw:style-name="gr51" draw:text-style-name="P26" svg:width="0.9276in" svg:height="0.2606in" svg:x="0.8055in" svg:y="0.4083in"><draw:text-box><text:p text:style-name="P3"><text:span text:style-name="T20">[R1]</text:span></text:p></draw:text-box></draw:frame><draw:frame draw:style-name="gr52" draw:text-style-name="P29" svg:width="0.578in" svg:height="0.1398in" svg:x="1.1795in" svg:y="0.2681in"><draw:text-box><text:p text:style-name="P3"><text:span text:style-name="T23">%</text:span></text:p></draw:text-box></draw:frame><draw:frame draw:style-name="gr52" draw:text-style-name="P28" svg:width="0.9776in" svg:height="0.1398in" svg:x="0.7929in" svg:y="0.0819in"><draw:text-box><text:p text:style-name="P3"><text:span text:style-name="T22">Feet %</text:span></text:p></draw:text-box></draw:frame></draw:g></text:p>
      <text:p text:style-name="P1"><draw:rect text:anchor-type="paragraph" draw:z-index="24" draw:style-name="gr19" draw:text-style-name="P3" svg:width="5.3185in" svg:height="0.0421in" svg:x="-0.0346in" svg:y="1.2535in"><text:p/></draw:rect></text:p>
      <text:p text:style-name="P1"/>
      <text:p text:style-name="P1"><draw:rect text:anchor-type="paragraph" draw:z-index="6" draw:style-name="gr8" draw:text-style-name="P3" svg:width="5.2969in" svg:height="0.0012in" svg:x="-0.0217in" svg:y="0.1299in"><text:p/></draw:rect></text:p>
      <text:p text:style-name="P1"><draw:g text:anchor-type="paragraph" draw:z-index="34" draw:style-name="gr2"><draw:frame draw:style-name="gr51" draw:text-style-name="P26" svg:width="0.9276in" svg:height="0.2606in" svg:x="2.4961in" svg:y="0.3398in"><draw:text-box><text:p text:style-name="P3"><text:span text:style-name="T20">[S3]</text:span></text:p></draw:text-box></draw:frame><draw:frame draw:style-name="gr52" draw:text-style-name="P27" svg:width="0.578in" svg:height="0.1398in" svg:x="2.8693in" svg:y="0.1996in"><draw:text-box><text:p text:style-name="P3"><text:span text:style-name="T21">ft/hr</text:span></text:p></draw:text-box></draw:frame><draw:frame draw:style-name="gr52" draw:text-style-name="P28" svg:width="0.9776in" svg:height="0.1398in" svg:x="2.4827in" svg:y="0.0134in"><draw:text-box><text:p text:style-name="P3"><text:span text:style-name="T22">ROP</text:span></text:p></draw:text-box></draw:frame></draw:g><draw:g text:anchor-type="paragraph" draw:z-index="35" draw:style-name="gr2"><draw:frame draw:style-name="gr51" draw:text-style-name="P26" svg:width="1.035in" svg:height="0.2606in" svg:x="3.3339in" svg:y="0.3398in"><draw:text-box><text:p text:style-name="P3"><text:span text:style-name="T20">[S4]</text:span></text:p></draw:text-box></draw:frame><draw:frame draw:style-name="gr52" draw:text-style-name="P27" svg:width="0.6453in" svg:height="0.1398in" svg:x="3.7512in" svg:y="0.1996in"><draw:text-box><text:p text:style-name="P3"><text:span text:style-name="T21">feet</text:span></text:p></draw:text-box></draw:frame><draw:frame draw:style-name="gr52" draw:text-style-name="P28" svg:width="0.8476in" svg:height="0.1398in" svg:x="3.3957in" svg:y="0.0134in"><draw:text-box><text:p text:style-name="P3"><text:span text:style-name="T22">Drilled</text:span></text:p></draw:text-box></draw:frame></draw:g><draw:g text:anchor-type="paragraph" draw:z-index="36" draw:style-name="gr2"><draw:frame draw:style-name="gr51" draw:text-style-name="P26" svg:width="0.9421in" svg:height="0.2606in" svg:x="4.3028in" svg:y="0.3398in"><draw:text-box><text:p text:style-name="P3"><text:span text:style-name="T20">[S5]</text:span></text:p></draw:text-box></draw:frame><draw:frame draw:style-name="gr52" draw:text-style-name="P27" svg:width="0.587in" svg:height="0.1398in" svg:x="4.6831in" svg:y="0.1996in"><draw:text-box><text:p text:style-name="P3"><text:span text:style-name="T21">hours</text:span></text:p></draw:text-box></draw:frame><draw:frame draw:style-name="gr52" draw:text-style-name="P28" svg:width="0.9925in" svg:height="0.1398in" svg:x="4.2902in" svg:y="0.0134in"><draw:text-box><text:p text:style-name="P3"><text:span text:style-name="T22">Drilling Time</text:span></text:p></draw:text-box></draw:frame></draw:g><draw:g text:anchor-type="paragraph" draw:z-index="37" draw:style-name="gr2"><draw:frame draw:style-name="gr51" draw:text-style-name="P26" svg:width="0.9276in" svg:height="0.2606in" svg:x="1.6437in" svg:y="0.3398in"><draw:text-box><text:p text:style-name="P3"><text:span text:style-name="T20">[S2]</text:span></text:p></draw:text-box></draw:frame><draw:frame draw:style-name="gr52" draw:text-style-name="P29" svg:width="0.578in" svg:height="0.1398in" svg:x="2.0177in" svg:y="0.1996in"><draw:text-box><text:p text:style-name="P3"><text:span text:style-name="T23">%</text:span></text:p></draw:text-box></draw:frame><draw:frame draw:style-name="gr52" draw:text-style-name="P28" svg:width="0.9776in" svg:height="0.1398in" svg:x="1.6311in" svg:y="0.0134in"><draw:text-box><text:p text:style-name="P3"><text:span text:style-name="T22">Time %</text:span></text:p></draw:text-box></draw:frame></draw:g><draw:g text:anchor-type="paragraph" draw:z-index="38" draw:style-name="gr2"><draw:frame draw:style-name="gr51" draw:text-style-name="P26" svg:width="0.9276in" svg:height="0.2606in" svg:x="0.8055in" svg:y="0.3402in"><draw:text-box><text:p text:style-name="P3"><text:span text:style-name="T20">[S1]</text:span></text:p></draw:text-box></draw:frame><draw:frame draw:style-name="gr52" draw:text-style-name="P29" svg:width="0.578in" svg:height="0.1398in" svg:x="1.1795in" svg:y="0.2in"><draw:text-box><text:p text:style-name="P3"><text:span text:style-name="T23">%</text:span></text:p></draw:text-box></draw:frame><draw:frame draw:style-name="gr52" draw:text-style-name="P28" svg:width="0.9776in" svg:height="0.1398in" svg:x="0.7929in" svg:y="0.0138in"><draw:text-box><text:p text:style-name="P3"><text:span text:style-name="T22">Feet %</text:span></text:p></draw:text-box></draw:frame></draw:g></text:p>
      <text:p text:style-name="P1"><draw:rect text:anchor-type="paragraph" draw:z-index="25" draw:style-name="gr19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16" draw:style-name="gr26" draw:text-style-name="P3" svg:x1="-0.0209in" svg:y1="0.128in" svg:x2="5.2835in" svg:y2="0.128in"><text:p/></draw:line></text:p>
      <text:p text:style-name="P1"><draw:frame text:anchor-type="paragraph" draw:z-index="14" draw:style-name="gr17" draw:text-style-name="P15" svg:width="1.1488in" svg:height="0.1579in" svg:x="0.0898in" svg:y="-0.4882in"><draw:text-box><text:p text:style-name="P14"><text:span text:style-name="T10">BHA DETAIL</text:span></text:p></draw:text-box></draw:frame></text:p>
      <text:p text:style-name="P2"><draw:g text:anchor-type="paragraph" draw:z-index="7" draw:style-name="gr2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1" svg:width="1.7248in" svg:height="0.1224in" svg:x="0.1547in" svg:y="1.7984in"><draw:text-box><text:p><text:span text:style-name="T7">[H1]</text:span></text:p></draw:text-box></draw:frame><draw:g draw:style-name="gr11"><draw:g draw:style-name="gr11"><draw:frame draw:style-name="gr12" draw:text-style-name="P12" svg:width="0.7913in" svg:height="0.098in" svg:x="0.1366in" svg:y="1.9484in"><draw:text-box><text:p><text:span text:style-name="T8">[P1]</text:span></text:p></draw:text-box></draw:frame><draw:frame draw:style-name="gr13" draw:text-style-name="P13" svg:width="0.7134in" svg:height="0.098in" svg:x="0.9657in" svg:y="1.9484in"><draw:text-box><text:p><text:span text:style-name="T9">[V1]</text:span></text:p></draw:text-box></draw:frame></draw:g><draw:g draw:style-name="gr11"><draw:frame draw:style-name="gr12" draw:text-style-name="P12" svg:width="0.7913in" svg:height="0.098in" svg:x="1.8185in" svg:y="1.9484in"><draw:text-box><text:p><text:span text:style-name="T8">[P7]</text:span></text:p></draw:text-box></draw:frame><draw:frame draw:style-name="gr13" draw:text-style-name="P13" svg:width="0.7134in" svg:height="0.098in" svg:x="2.6476in" svg:y="1.9484in"><draw:text-box><text:p><text:span text:style-name="T9">[V7]</text:span></text:p></draw:text-box></draw:frame></draw:g><draw:g draw:style-name="gr11"><draw:frame draw:style-name="gr12" draw:text-style-name="P12" svg:width="0.7913in" svg:height="0.098in" svg:x="3.5012in" svg:y="1.9484in"><draw:text-box><text:p><text:span text:style-name="T8">[P13]</text:span></text:p></draw:text-box></draw:frame><draw:frame draw:style-name="gr13" draw:text-style-name="P13" svg:width="0.7134in" svg:height="0.098in" svg:x="4.3303in" svg:y="1.9484in"><draw:text-box><text:p><text:span text:style-name="T9">[V13]</text:span></text:p></draw:text-box></draw:frame></draw:g></draw:g><draw:g draw:style-name="gr11"><draw:g draw:style-name="gr11"><draw:frame draw:style-name="gr14" draw:text-style-name="P12" svg:width="0.7913in" svg:height="0.098in" svg:x="0.1366in" svg:y="2.0776in"><draw:text-box><text:p><text:span text:style-name="T8">[P2]</text:span></text:p></draw:text-box></draw:frame><draw:frame draw:style-name="gr15" draw:text-style-name="P13" svg:width="0.7134in" svg:height="0.098in" svg:x="0.9657in" svg:y="2.0776in"><draw:text-box><text:p><text:span text:style-name="T9">[V2]</text:span></text:p></draw:text-box></draw:frame></draw:g><draw:g draw:style-name="gr11"><draw:frame draw:style-name="gr14" draw:text-style-name="P12" svg:width="0.7913in" svg:height="0.098in" svg:x="1.8185in" svg:y="2.0776in"><draw:text-box><text:p><text:span text:style-name="T8">[P8]</text:span></text:p></draw:text-box></draw:frame><draw:frame draw:style-name="gr15" draw:text-style-name="P13" svg:width="0.7134in" svg:height="0.098in" svg:x="2.6476in" svg:y="2.0776in"><draw:text-box><text:p><text:span text:style-name="T9">[V8]</text:span></text:p></draw:text-box></draw:frame></draw:g><draw:g draw:style-name="gr11"><draw:frame draw:style-name="gr14" draw:text-style-name="P12" svg:width="0.7913in" svg:height="0.098in" svg:x="3.5012in" svg:y="2.0776in"><draw:text-box><text:p><text:span text:style-name="T8">[P14]</text:span></text:p></draw:text-box></draw:frame><draw:frame draw:style-name="gr15" draw:text-style-name="P13" svg:width="0.7134in" svg:height="0.098in" svg:x="4.3303in" svg:y="2.0776in"><draw:text-box><text:p><text:span text:style-name="T9">[V14]</text:span></text:p></draw:text-box></draw:frame></draw:g></draw:g><draw:g draw:style-name="gr11"><draw:g draw:style-name="gr11"><draw:frame draw:style-name="gr14" draw:text-style-name="P12" svg:width="0.7913in" svg:height="0.098in" svg:x="0.1366in" svg:y="2.2067in"><draw:text-box><text:p><text:span text:style-name="T8">[P3]</text:span></text:p></draw:text-box></draw:frame><draw:frame draw:style-name="gr15" draw:text-style-name="P13" svg:width="0.7134in" svg:height="0.098in" svg:x="0.9657in" svg:y="2.2067in"><draw:text-box><text:p><text:span text:style-name="T9">[V3]</text:span></text:p></draw:text-box></draw:frame></draw:g><draw:g draw:style-name="gr11"><draw:frame draw:style-name="gr14" draw:text-style-name="P12" svg:width="0.7913in" svg:height="0.098in" svg:x="1.8185in" svg:y="2.2067in"><draw:text-box><text:p><text:span text:style-name="T8">[P9]</text:span></text:p></draw:text-box></draw:frame><draw:frame draw:style-name="gr15" draw:text-style-name="P13" svg:width="0.7134in" svg:height="0.098in" svg:x="2.6476in" svg:y="2.2067in"><draw:text-box><text:p><text:span text:style-name="T9">[V9]</text:span></text:p></draw:text-box></draw:frame></draw:g><draw:g draw:style-name="gr11"><draw:frame draw:style-name="gr14" draw:text-style-name="P12" svg:width="0.7913in" svg:height="0.098in" svg:x="3.5012in" svg:y="2.2067in"><draw:text-box><text:p><text:span text:style-name="T8">[P15]</text:span></text:p></draw:text-box></draw:frame><draw:frame draw:style-name="gr15" draw:text-style-name="P13" svg:width="0.7134in" svg:height="0.098in" svg:x="4.3303in" svg:y="2.2067in"><draw:text-box><text:p><text:span text:style-name="T9">[V15]</text:span></text:p></draw:text-box></draw:frame></draw:g></draw:g><draw:g draw:style-name="gr11"><draw:g draw:style-name="gr11"><draw:frame draw:style-name="gr12" draw:text-style-name="P12" svg:width="0.7913in" svg:height="0.098in" svg:x="0.1366in" svg:y="2.3346in"><draw:text-box><text:p><text:span text:style-name="T8">[P4]</text:span></text:p></draw:text-box></draw:frame><draw:frame draw:style-name="gr13" draw:text-style-name="P13" svg:width="0.7134in" svg:height="0.098in" svg:x="0.9657in" svg:y="2.3346in"><draw:text-box><text:p><text:span text:style-name="T9">[V4]</text:span></text:p></draw:text-box></draw:frame></draw:g><draw:g draw:style-name="gr11"><draw:frame draw:style-name="gr12" draw:text-style-name="P12" svg:width="0.7913in" svg:height="0.098in" svg:x="1.8185in" svg:y="2.3346in"><draw:text-box><text:p><text:span text:style-name="T8">[P10]</text:span></text:p></draw:text-box></draw:frame><draw:frame draw:style-name="gr13" draw:text-style-name="P13" svg:width="0.7134in" svg:height="0.098in" svg:x="2.6476in" svg:y="2.3346in"><draw:text-box><text:p><text:span text:style-name="T9">[V10]</text:span></text:p></draw:text-box></draw:frame></draw:g><draw:g draw:style-name="gr11"><draw:frame draw:style-name="gr12" draw:text-style-name="P12" svg:width="0.7913in" svg:height="0.098in" svg:x="3.5012in" svg:y="2.3346in"><draw:text-box><text:p><text:span text:style-name="T8">[P16]</text:span></text:p></draw:text-box></draw:frame><draw:frame draw:style-name="gr13" draw:text-style-name="P13" svg:width="0.7134in" svg:height="0.098in" svg:x="4.3303in" svg:y="2.3346in"><draw:text-box><text:p><text:span text:style-name="T9">[V16]</text:span></text:p></draw:text-box></draw:frame></draw:g></draw:g><draw:g draw:style-name="gr11"><draw:g draw:style-name="gr11"><draw:frame draw:style-name="gr12" draw:text-style-name="P12" svg:width="0.7913in" svg:height="0.098in" svg:x="0.1366in" svg:y="2.4646in"><draw:text-box><text:p><text:span text:style-name="T8">[P5]</text:span></text:p></draw:text-box></draw:frame><draw:frame draw:style-name="gr13" draw:text-style-name="P13" svg:width="0.7134in" svg:height="0.098in" svg:x="0.9657in" svg:y="2.4646in"><draw:text-box><text:p><text:span text:style-name="T9">[V5]</text:span></text:p></draw:text-box></draw:frame></draw:g><draw:g draw:style-name="gr11"><draw:frame draw:style-name="gr12" draw:text-style-name="P12" svg:width="0.7913in" svg:height="0.098in" svg:x="1.8185in" svg:y="2.4646in"><draw:text-box><text:p><text:span text:style-name="T8">[P11]</text:span></text:p></draw:text-box></draw:frame><draw:frame draw:style-name="gr13" draw:text-style-name="P13" svg:width="0.7134in" svg:height="0.098in" svg:x="2.6476in" svg:y="2.4646in"><draw:text-box><text:p><text:span text:style-name="T9">[V11]</text:span></text:p></draw:text-box></draw:frame></draw:g><draw:g draw:style-name="gr11"><draw:frame draw:style-name="gr12" draw:text-style-name="P12" svg:width="0.7913in" svg:height="0.098in" svg:x="3.5012in" svg:y="2.4646in"><draw:text-box><text:p><text:span text:style-name="T8">[P17]</text:span></text:p></draw:text-box></draw:frame><draw:frame draw:style-name="gr13" draw:text-style-name="P13" svg:width="0.7134in" svg:height="0.098in" svg:x="4.3303in" svg:y="2.4646in"><draw:text-box><text:p><text:span text:style-name="T9">[V17]</text:span></text:p></draw:text-box></draw:frame></draw:g></draw:g><draw:g draw:style-name="gr11"><draw:g draw:style-name="gr11"><draw:frame draw:style-name="gr12" draw:text-style-name="P12" svg:width="0.7913in" svg:height="0.098in" svg:x="0.1366in" svg:y="2.5937in"><draw:text-box><text:p><text:span text:style-name="T8">[P6]</text:span></text:p></draw:text-box></draw:frame><draw:frame draw:style-name="gr13" draw:text-style-name="P13" svg:width="0.7134in" svg:height="0.098in" svg:x="0.9657in" svg:y="2.5937in"><draw:text-box><text:p><text:span text:style-name="T9">[V6]</text:span></text:p></draw:text-box></draw:frame></draw:g><draw:g draw:style-name="gr11"><draw:frame draw:style-name="gr12" draw:text-style-name="P12" svg:width="0.7913in" svg:height="0.098in" svg:x="1.8185in" svg:y="2.5937in"><draw:text-box><text:p><text:span text:style-name="T8">[P12]</text:span></text:p></draw:text-box></draw:frame><draw:frame draw:style-name="gr13" draw:text-style-name="P13" svg:width="0.7134in" svg:height="0.098in" svg:x="2.6476in" svg:y="2.5937in"><draw:text-box><text:p><text:span text:style-name="T9">[V12]</text:span></text:p></draw:text-box></draw:frame></draw:g><draw:g draw:style-name="gr11"><draw:frame draw:style-name="gr12" draw:text-style-name="P12" svg:width="0.7913in" svg:height="0.098in" svg:x="3.5012in" svg:y="2.5937in"><draw:text-box><text:p><text:span text:style-name="T8">[P18]</text:span></text:p></draw:text-box></draw:frame><draw:frame draw:style-name="gr13" draw:text-style-name="P13" svg:width="0.7134in" svg:height="0.098in" svg:x="4.3303in" svg:y="2.5937in"><draw:text-box><text:p><text:span text:style-name="T9">[V18]</text:span></text:p></draw:text-box></draw:frame></draw:g></draw:g></draw:g><draw:g text:anchor-type="paragraph" draw:z-index="8" draw:style-name="gr2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1" svg:width="1.7248in" svg:height="0.1224in" svg:x="0.1547in" svg:y="2.8547in"><draw:text-box><text:p><text:span text:style-name="T7">[H2]</text:span></text:p></draw:text-box></draw:frame><draw:g draw:style-name="gr11"><draw:g draw:style-name="gr11"><draw:frame draw:style-name="gr12" draw:text-style-name="P12" svg:width="0.7913in" svg:height="0.098in" svg:x="0.1366in" svg:y="3.0047in"><draw:text-box><text:p><text:span text:style-name="T8">[PP1]</text:span></text:p></draw:text-box></draw:frame><draw:frame draw:style-name="gr13" draw:text-style-name="P13" svg:width="0.7134in" svg:height="0.098in" svg:x="0.9657in" svg:y="3.0047in"><draw:text-box><text:p><text:span text:style-name="T9">[VV1]</text:span></text:p></draw:text-box></draw:frame></draw:g><draw:g draw:style-name="gr11"><draw:frame draw:style-name="gr12" draw:text-style-name="P12" svg:width="0.7913in" svg:height="0.098in" svg:x="1.8185in" svg:y="3.0047in"><draw:text-box><text:p><text:span text:style-name="T8">[PP6]</text:span></text:p></draw:text-box></draw:frame><draw:frame draw:style-name="gr13" draw:text-style-name="P13" svg:width="0.7134in" svg:height="0.098in" svg:x="2.6476in" svg:y="3.0047in"><draw:text-box><text:p><text:span text:style-name="T9">[VV6]</text:span></text:p></draw:text-box></draw:frame></draw:g><draw:g draw:style-name="gr11"><draw:frame draw:style-name="gr12" draw:text-style-name="P12" svg:width="0.7913in" svg:height="0.098in" svg:x="3.5012in" svg:y="3.0047in"><draw:text-box><text:p><text:span text:style-name="T8">[PP11]</text:span></text:p></draw:text-box></draw:frame><draw:frame draw:style-name="gr13" draw:text-style-name="P13" svg:width="0.7134in" svg:height="0.098in" svg:x="4.3303in" svg:y="3.0047in"><draw:text-box><text:p><text:span text:style-name="T9">[VV11]</text:span></text:p></draw:text-box></draw:frame></draw:g></draw:g><draw:g draw:style-name="gr11"><draw:g draw:style-name="gr11"><draw:frame draw:style-name="gr12" draw:text-style-name="P12" svg:width="0.7913in" svg:height="0.098in" svg:x="0.1366in" svg:y="3.1339in"><draw:text-box><text:p><text:span text:style-name="T8">[PP2]</text:span></text:p></draw:text-box></draw:frame><draw:frame draw:style-name="gr13" draw:text-style-name="P13" svg:width="0.7134in" svg:height="0.098in" svg:x="0.9657in" svg:y="3.1339in"><draw:text-box><text:p><text:span text:style-name="T9">[VV2]</text:span></text:p></draw:text-box></draw:frame></draw:g><draw:g draw:style-name="gr11"><draw:frame draw:style-name="gr12" draw:text-style-name="P12" svg:width="0.7913in" svg:height="0.098in" svg:x="1.8185in" svg:y="3.1339in"><draw:text-box><text:p><text:span text:style-name="T8">[PP7]</text:span></text:p></draw:text-box></draw:frame><draw:frame draw:style-name="gr13" draw:text-style-name="P13" svg:width="0.7134in" svg:height="0.098in" svg:x="2.6476in" svg:y="3.1339in"><draw:text-box><text:p><text:span text:style-name="T9">[VV7]</text:span></text:p></draw:text-box></draw:frame></draw:g><draw:g draw:style-name="gr11"><draw:frame draw:style-name="gr12" draw:text-style-name="P12" svg:width="0.7913in" svg:height="0.098in" svg:x="3.5012in" svg:y="3.1339in"><draw:text-box><text:p><text:span text:style-name="T8">[PP12]</text:span></text:p></draw:text-box></draw:frame><draw:frame draw:style-name="gr13" draw:text-style-name="P13" svg:width="0.7134in" svg:height="0.098in" svg:x="4.3303in" svg:y="3.1339in"><draw:text-box><text:p><text:span text:style-name="T9">[VV12]</text:span></text:p></draw:text-box></draw:frame></draw:g></draw:g><draw:g draw:style-name="gr11"><draw:g draw:style-name="gr11"><draw:frame draw:style-name="gr14" draw:text-style-name="P12" svg:width="0.7913in" svg:height="0.098in" svg:x="0.1366in" svg:y="3.263in"><draw:text-box><text:p><text:span text:style-name="T8">[PP3]</text:span></text:p></draw:text-box></draw:frame><draw:frame draw:style-name="gr15" draw:text-style-name="P13" svg:width="0.7134in" svg:height="0.098in" svg:x="0.9657in" svg:y="3.263in"><draw:text-box><text:p><text:span text:style-name="T9">[VV3]</text:span></text:p></draw:text-box></draw:frame></draw:g><draw:g draw:style-name="gr11"><draw:frame draw:style-name="gr14" draw:text-style-name="P12" svg:width="0.7913in" svg:height="0.098in" svg:x="1.8185in" svg:y="3.263in"><draw:text-box><text:p><text:span text:style-name="T8">[PP8]</text:span></text:p></draw:text-box></draw:frame><draw:frame draw:style-name="gr15" draw:text-style-name="P13" svg:width="0.7134in" svg:height="0.098in" svg:x="2.6476in" svg:y="3.263in"><draw:text-box><text:p><text:span text:style-name="T9">[VV8]</text:span></text:p></draw:text-box></draw:frame></draw:g><draw:g draw:style-name="gr11"><draw:frame draw:style-name="gr14" draw:text-style-name="P12" svg:width="0.7913in" svg:height="0.098in" svg:x="3.5012in" svg:y="3.263in"><draw:text-box><text:p><text:span text:style-name="T8">[PP13]</text:span></text:p></draw:text-box></draw:frame><draw:frame draw:style-name="gr15" draw:text-style-name="P13" svg:width="0.7134in" svg:height="0.098in" svg:x="4.3303in" svg:y="3.263in"><draw:text-box><text:p><text:span text:style-name="T9">[VV13]</text:span></text:p></draw:text-box></draw:frame></draw:g></draw:g><draw:g draw:style-name="gr11"><draw:g draw:style-name="gr11"><draw:frame draw:style-name="gr12" draw:text-style-name="P12" svg:width="0.7913in" svg:height="0.098in" svg:x="0.1366in" svg:y="3.3913in"><draw:text-box><text:p><text:span text:style-name="T8">[PP4]</text:span></text:p></draw:text-box></draw:frame><draw:frame draw:style-name="gr13" draw:text-style-name="P13" svg:width="0.7134in" svg:height="0.098in" svg:x="0.9657in" svg:y="3.3913in"><draw:text-box><text:p><text:span text:style-name="T9">[VV4]</text:span></text:p></draw:text-box></draw:frame></draw:g><draw:g draw:style-name="gr11"><draw:frame draw:style-name="gr12" draw:text-style-name="P12" svg:width="0.7913in" svg:height="0.098in" svg:x="1.8185in" svg:y="3.3913in"><draw:text-box><text:p><text:span text:style-name="T8">[PP9]</text:span></text:p></draw:text-box></draw:frame><draw:frame draw:style-name="gr13" draw:text-style-name="P13" svg:width="0.7134in" svg:height="0.098in" svg:x="2.6476in" svg:y="3.3913in"><draw:text-box><text:p><text:span text:style-name="T9">[VV9]</text:span></text:p></draw:text-box></draw:frame></draw:g><draw:g draw:style-name="gr11"><draw:frame draw:style-name="gr12" draw:text-style-name="P12" svg:width="0.7913in" svg:height="0.098in" svg:x="3.5012in" svg:y="3.3913in"><draw:text-box><text:p><text:span text:style-name="T8">[PP14</text:span></text:p></draw:text-box></draw:frame><draw:frame draw:style-name="gr13" draw:text-style-name="P13" svg:width="0.7134in" svg:height="0.098in" svg:x="4.3303in" svg:y="3.3913in"><draw:text-box><text:p><text:span text:style-name="T9">[VV14]</text:span></text:p></draw:text-box></draw:frame></draw:g></draw:g><draw:g draw:style-name="gr11"><draw:g draw:style-name="gr11"><draw:frame draw:style-name="gr12" draw:text-style-name="P12" svg:width="0.7913in" svg:height="0.098in" svg:x="0.1366in" svg:y="3.5209in"><draw:text-box><text:p><text:span text:style-name="T8">[PP5]</text:span></text:p></draw:text-box></draw:frame><draw:frame draw:style-name="gr13" draw:text-style-name="P13" svg:width="0.7134in" svg:height="0.098in" svg:x="0.9657in" svg:y="3.5209in"><draw:text-box><text:p><text:span text:style-name="T9">[VV5]</text:span></text:p></draw:text-box></draw:frame></draw:g><draw:g draw:style-name="gr11"><draw:frame draw:style-name="gr12" draw:text-style-name="P12" svg:width="0.7913in" svg:height="0.098in" svg:x="1.8185in" svg:y="3.5209in"><draw:text-box><text:p><text:span text:style-name="T8">[PP10]</text:span></text:p></draw:text-box></draw:frame><draw:frame draw:style-name="gr13" draw:text-style-name="P13" svg:width="0.7134in" svg:height="0.098in" svg:x="2.6476in" svg:y="3.5209in"><draw:text-box><text:p><text:span text:style-name="T9">[VV10]</text:span></text:p></draw:text-box></draw:frame></draw:g><draw:g draw:style-name="gr11"><draw:frame draw:style-name="gr12" draw:text-style-name="P12" svg:width="0.7913in" svg:height="0.098in" svg:x="3.5012in" svg:y="3.5209in"><draw:text-box><text:p><text:span text:style-name="T8">[PP15]</text:span></text:p></draw:text-box></draw:frame><draw:frame draw:style-name="gr13" draw:text-style-name="P13" svg:width="0.7134in" svg:height="0.098in" svg:x="4.3303in" svg:y="3.5209in"><draw:text-box><text:p><text:span text:style-name="T9">[VV15]</text:span></text:p></draw:text-box></draw:frame></draw:g></draw:g></draw:g><draw:g text:anchor-type="paragraph" draw:z-index="15" draw:style-name="gr2"><draw:frame draw:style-name="gr20" draw:text-style-name="P17" svg:width="1.9634in" svg:height="0.1594in" svg:x="0.1366in" svg:y="-0.4492in"><draw:text-box><text:p><text:span text:style-name="T12">Name/Serial #</text:span></text:p></draw:text-box></draw:frame><draw:frame draw:style-name="gr21" draw:text-style-name="P18" svg:width="0.6106in" svg:height="0.1594in" svg:x="3.2902in" svg:y="-0.4492in"><draw:text-box><text:p><text:span text:style-name="T13">Length</text:span></text:p></draw:text-box></draw:frame><draw:frame draw:style-name="gr22" draw:text-style-name="P17" svg:width="0.4913in" svg:height="0.1512in" svg:x="2.2122in" svg:y="-0.4492in"><draw:text-box><text:p><text:span text:style-name="T12">ID</text:span></text:p></draw:text-box></draw:frame><draw:frame draw:style-name="gr23" draw:text-style-name="P17" svg:width="0.4913in" svg:height="0.1469in" svg:x="2.7437in" svg:y="-0.4449in"><draw:text-box><text:p><text:span text:style-name="T12">OD</text:span></text:p></draw:text-box></draw:frame><draw:frame draw:style-name="gr24" draw:text-style-name="P18" svg:width="0.6106in" svg:height="0.1488in" svg:x="3.9358in" svg:y="-0.4638in"><draw:text-box><text:p><text:span text:style-name="T13">Total</text:span></text:p></draw:text-box></draw:frame><draw:frame draw:style-name="gr25" draw:text-style-name="P18" svg:width="0.6106in" svg:height="0.1657in" svg:x="4.5902in" svg:y="-0.4638in"><draw:text-box><text:p><text:span text:style-name="T13">Top Con.</text:span></text:p></draw:text-box></draw:frame></draw:g><draw:g text:anchor-type="paragraph" draw:z-index="17" draw:style-name="gr2"><draw:rect draw:style-name="gr9" draw:text-style-name="P3" svg:width="5.3185in" svg:height="0.1224in" svg:x="-0.0189in" svg:y="-0.0563in"><text:p/></draw:rect><draw:g draw:style-name="gr11"><draw:frame draw:style-name="gr27" draw:text-style-name="P17" svg:width="1.9634in" svg:height="0.1307in" svg:x="0.1366in" svg:y="-0.187in"><draw:text-box><text:p><text:span text:style-name="T12">[A1]</text:span></text:p></draw:text-box></draw:frame><draw:frame draw:style-name="gr13" draw:text-style-name="P18" svg:width="0.6106in" svg:height="0.1122in" svg:x="3.2902in" svg:y="-0.187in"><draw:text-box><text:p><text:span text:style-name="T13">[L1]</text:span></text:p></draw:text-box></draw:frame><draw:frame draw:style-name="gr12" draw:text-style-name="P17" svg:width="0.4913in" svg:height="0.1122in" svg:x="2.2122in" svg:y="-0.187in"><draw:text-box><text:p><text:span text:style-name="T12">[ID1]</text:span></text:p></draw:text-box></draw:frame><draw:frame draw:style-name="gr12" draw:text-style-name="P17" svg:width="0.4913in" svg:height="0.1122in" svg:x="2.7437in" svg:y="-0.1827in"><draw:text-box><text:p><text:span text:style-name="T12">[OD1]</text:span></text:p></draw:text-box></draw:frame><draw:frame draw:style-name="gr13" draw:text-style-name="P18" svg:width="0.6106in" svg:height="0.1122in" svg:x="3.9358in" svg:y="-0.2016in"><draw:text-box><text:p><text:span text:style-name="T13">[LT1]</text:span></text:p></draw:text-box></draw:frame><draw:frame draw:style-name="gr28" draw:text-style-name="P18" svg:width="0.6106in" svg:height="0.1453in" svg:x="4.5902in" svg:y="-0.2016in"><draw:text-box><text:p><text:span text:style-name="T13">[TC1]</text:span></text:p></draw:text-box></draw:frame></draw:g><draw:g draw:style-name="gr11"><draw:frame draw:style-name="gr29" draw:text-style-name="P17" svg:width="1.9634in" svg:height="0.1398in" svg:x="0.1366in" svg:y="-0.0535in"><draw:text-box><text:p><text:span text:style-name="T12">[A2]</text:span></text:p></draw:text-box></draw:frame><draw:frame draw:style-name="gr13" draw:text-style-name="P18" svg:width="0.6106in" svg:height="0.1122in" svg:x="3.2902in" svg:y="-0.0535in"><draw:text-box><text:p><text:span text:style-name="T13">[L2]</text:span></text:p></draw:text-box></draw:frame><draw:frame draw:style-name="gr12" draw:text-style-name="P17" svg:width="0.4913in" svg:height="0.1122in" svg:x="2.2122in" svg:y="-0.0535in"><draw:text-box><text:p><text:span text:style-name="T12">[ID2]</text:span></text:p></draw:text-box></draw:frame><draw:frame draw:style-name="gr12" draw:text-style-name="P17" svg:width="0.4913in" svg:height="0.1122in" svg:x="2.7437in" svg:y="-0.0496in"><draw:text-box><text:p><text:span text:style-name="T12">[OD2]</text:span></text:p></draw:text-box></draw:frame><draw:frame draw:style-name="gr13" draw:text-style-name="P18" svg:width="0.6106in" svg:height="0.1122in" svg:x="3.9358in" svg:y="-0.0681in"><draw:text-box><text:p><text:span text:style-name="T13">[LT2]</text:span></text:p></draw:text-box></draw:frame><draw:frame draw:style-name="gr30" draw:text-style-name="P18" svg:width="0.6106in" svg:height="0.1398in" svg:x="4.5902in" svg:y="-0.0681in"><draw:text-box><text:p><text:span text:style-name="T13">[TC2]</text:span></text:p></draw:text-box></draw:frame></draw:g></draw:g><draw:g text:anchor-type="paragraph" draw:z-index="18" draw:style-name="gr2"><draw:rect draw:style-name="gr9" draw:text-style-name="P3" svg:width="5.3185in" svg:height="0.1224in" svg:x="-0.0189in" svg:y="0.2508in"><text:p/></draw:rect><draw:g draw:style-name="gr11"><draw:frame draw:style-name="gr31" draw:text-style-name="P17" svg:width="1.9634in" svg:height="0.148in" svg:x="0.1366in" svg:y="0.1028in"><draw:text-box><text:p><text:span text:style-name="T12">[A3]</text:span></text:p></draw:text-box></draw:frame><draw:frame draw:style-name="gr13" draw:text-style-name="P18" svg:width="0.6106in" svg:height="0.1122in" svg:x="3.2902in" svg:y="0.1028in"><draw:text-box><text:p><text:span text:style-name="T13">[L3]</text:span></text:p></draw:text-box></draw:frame><draw:frame draw:style-name="gr12" draw:text-style-name="P17" svg:width="0.4913in" svg:height="0.1122in" svg:x="2.2122in" svg:y="0.1028in"><draw:text-box><text:p><text:span text:style-name="T12">[ID3]</text:span></text:p></draw:text-box></draw:frame><draw:frame draw:style-name="gr12" draw:text-style-name="P17" svg:width="0.4913in" svg:height="0.1122in" svg:x="2.7437in" svg:y="0.1071in"><draw:text-box><text:p><text:span text:style-name="T12">[OD3]</text:span></text:p></draw:text-box></draw:frame><draw:frame draw:style-name="gr13" draw:text-style-name="P18" svg:width="0.6106in" svg:height="0.1122in" svg:x="3.9358in" svg:y="0.0882in"><draw:text-box><text:p><text:span text:style-name="T13">[LT3]</text:span></text:p></draw:text-box></draw:frame><draw:frame draw:style-name="gr32" draw:text-style-name="P18" svg:width="0.6106in" svg:height="0.1504in" svg:x="4.5902in" svg:y="0.0882in"><draw:text-box><text:p><text:span text:style-name="T13">[TC3]</text:span></text:p></draw:text-box></draw:frame></draw:g><draw:g draw:style-name="gr11"><draw:frame draw:style-name="gr29" draw:text-style-name="P17" svg:width="1.9634in" svg:height="0.1398in" svg:x="0.1366in" svg:y="0.2528in"><draw:text-box><text:p><text:span text:style-name="T12">[A4]</text:span></text:p></draw:text-box></draw:frame><draw:frame draw:style-name="gr13" draw:text-style-name="P18" svg:width="0.6106in" svg:height="0.1122in" svg:x="3.2902in" svg:y="0.2528in"><draw:text-box><text:p><text:span text:style-name="T13">[L4]</text:span></text:p></draw:text-box></draw:frame><draw:frame draw:style-name="gr12" draw:text-style-name="P17" svg:width="0.4913in" svg:height="0.1122in" svg:x="2.2122in" svg:y="0.2528in"><draw:text-box><text:p><text:span text:style-name="T12">[ID4]</text:span></text:p></draw:text-box></draw:frame><draw:frame draw:style-name="gr12" draw:text-style-name="P17" svg:width="0.4913in" svg:height="0.1122in" svg:x="2.7437in" svg:y="0.2571in"><draw:text-box><text:p><text:span text:style-name="T12">[OD4]</text:span></text:p></draw:text-box></draw:frame><draw:frame draw:style-name="gr13" draw:text-style-name="P18" svg:width="0.6106in" svg:height="0.1122in" svg:x="3.9358in" svg:y="0.2382in"><draw:text-box><text:p><text:span text:style-name="T13">[LT4]</text:span></text:p></draw:text-box></draw:frame><draw:frame draw:style-name="gr30" draw:text-style-name="P18" svg:width="0.6106in" svg:height="0.1398in" svg:x="4.5902in" svg:y="0.2382in"><draw:text-box><text:p><text:span text:style-name="T13">[TC4]</text:span></text:p></draw:text-box></draw:frame></draw:g></draw:g><draw:g text:anchor-type="paragraph" draw:z-index="19" draw:style-name="gr2"><draw:rect draw:style-name="gr9" draw:text-style-name="P3" svg:width="5.3185in" svg:height="0.1224in" svg:x="-0.0189in" svg:y="0.5406in"><text:p/></draw:rect><draw:g draw:style-name="gr11"><draw:frame draw:style-name="gr31" draw:text-style-name="P17" svg:width="1.9634in" svg:height="0.148in" svg:x="0.1366in" svg:y="0.3925in"><draw:text-box><text:p><text:span text:style-name="T12">[A5]</text:span></text:p></draw:text-box></draw:frame><draw:frame draw:style-name="gr13" draw:text-style-name="P18" svg:width="0.6106in" svg:height="0.1122in" svg:x="3.2902in" svg:y="0.3925in"><draw:text-box><text:p><text:span text:style-name="T13">[L5]</text:span></text:p></draw:text-box></draw:frame><draw:frame draw:style-name="gr12" draw:text-style-name="P17" svg:width="0.4913in" svg:height="0.1122in" svg:x="2.2122in" svg:y="0.3925in"><draw:text-box><text:p><text:span text:style-name="T12">[ID5]</text:span></text:p></draw:text-box></draw:frame><draw:frame draw:style-name="gr12" draw:text-style-name="P17" svg:width="0.4913in" svg:height="0.1122in" svg:x="2.7437in" svg:y="0.3969in"><draw:text-box><text:p><text:span text:style-name="T12">[OD5]</text:span></text:p></draw:text-box></draw:frame><draw:frame draw:style-name="gr13" draw:text-style-name="P18" svg:width="0.6106in" svg:height="0.1122in" svg:x="3.9358in" svg:y="0.378in"><draw:text-box><text:p><text:span text:style-name="T13">[LT5]</text:span></text:p></draw:text-box></draw:frame><draw:frame draw:style-name="gr33" draw:text-style-name="P18" svg:width="0.6106in" svg:height="0.163in" svg:x="4.5902in" svg:y="0.378in"><draw:text-box><text:p><text:span text:style-name="T13">[TC5]</text:span></text:p></draw:text-box></draw:frame></draw:g><draw:g draw:style-name="gr11"><draw:frame draw:style-name="gr31" draw:text-style-name="P17" svg:width="1.9634in" svg:height="0.148in" svg:x="0.1366in" svg:y="0.5425in"><draw:text-box><text:p><text:span text:style-name="T12">[A6]</text:span></text:p></draw:text-box></draw:frame><draw:frame draw:style-name="gr13" draw:text-style-name="P18" svg:width="0.6106in" svg:height="0.1122in" svg:x="3.2902in" svg:y="0.5425in"><draw:text-box><text:p><text:span text:style-name="T13">[L6]</text:span></text:p></draw:text-box></draw:frame><draw:frame draw:style-name="gr12" draw:text-style-name="P17" svg:width="0.4913in" svg:height="0.1122in" svg:x="2.2122in" svg:y="0.5425in"><draw:text-box><text:p><text:span text:style-name="T12">[ID6]</text:span></text:p></draw:text-box></draw:frame><draw:frame draw:style-name="gr12" draw:text-style-name="P17" svg:width="0.4913in" svg:height="0.1122in" svg:x="2.7437in" svg:y="0.5469in"><draw:text-box><text:p><text:span text:style-name="T12">[OD6]</text:span></text:p></draw:text-box></draw:frame><draw:frame draw:style-name="gr13" draw:text-style-name="P18" svg:width="0.6106in" svg:height="0.1122in" svg:x="3.9358in" svg:y="0.528in"><draw:text-box><text:p><text:span text:style-name="T13">[LT6]</text:span></text:p></draw:text-box></draw:frame><draw:frame draw:style-name="gr34" draw:text-style-name="P18" svg:width="0.6106in" svg:height="0.135in" svg:x="4.5902in" svg:y="0.528in"><draw:text-box><text:p><text:span text:style-name="T13">[TC6]</text:span></text:p></draw:text-box></draw:frame></draw:g></draw:g><draw:g text:anchor-type="paragraph" draw:z-index="20" draw:style-name="gr2"><draw:rect draw:style-name="gr9" draw:text-style-name="P3" svg:width="5.3185in" svg:height="0.1224in" svg:x="-0.0189in" svg:y="0.8047in"><text:p/></draw:rect><draw:g draw:style-name="gr11"><draw:frame draw:style-name="gr35" draw:text-style-name="P17" svg:width="1.9634in" svg:height="0.1717in" svg:x="0.1366in" svg:y="0.6736in"><draw:text-box><text:p><text:span text:style-name="T12">[A7]</text:span></text:p></draw:text-box></draw:frame><draw:frame draw:style-name="gr13" draw:text-style-name="P18" svg:width="0.6106in" svg:height="0.1122in" svg:x="3.2902in" svg:y="0.6736in"><draw:text-box><text:p><text:span text:style-name="T13">[L7]</text:span></text:p></draw:text-box></draw:frame><draw:frame draw:style-name="gr12" draw:text-style-name="P17" svg:width="0.4913in" svg:height="0.1122in" svg:x="2.2122in" svg:y="0.6736in"><draw:text-box><text:p><text:span text:style-name="T12">[ID7]</text:span></text:p></draw:text-box></draw:frame><draw:frame draw:style-name="gr12" draw:text-style-name="P17" svg:width="0.4913in" svg:height="0.1122in" svg:x="2.7437in" svg:y="0.678in"><draw:text-box><text:p><text:span text:style-name="T12">[OD7]</text:span></text:p></draw:text-box></draw:frame><draw:frame draw:style-name="gr13" draw:text-style-name="P18" svg:width="0.6106in" svg:height="0.1122in" svg:x="3.9358in" svg:y="0.6591in"><draw:text-box><text:p><text:span text:style-name="T13">[LT7]</text:span></text:p></draw:text-box></draw:frame><draw:frame draw:style-name="gr36" draw:text-style-name="P18" svg:width="0.6106in" svg:height="0.1335in" svg:x="4.5902in" svg:y="0.6591in"><draw:text-box><text:p><text:span text:style-name="T13">[TC7]</text:span></text:p></draw:text-box></draw:frame></draw:g><draw:g draw:style-name="gr11"><draw:frame draw:style-name="gr37" draw:text-style-name="P17" svg:width="1.9634in" svg:height="0.1461in" svg:x="0.1366in" svg:y="0.8071in"><draw:text-box><text:p><text:span text:style-name="T12">[A8]</text:span></text:p></draw:text-box></draw:frame><draw:frame draw:style-name="gr13" draw:text-style-name="P18" svg:width="0.6106in" svg:height="0.1122in" svg:x="3.2902in" svg:y="0.8071in"><draw:text-box><text:p><text:span text:style-name="T13">[L8]</text:span></text:p></draw:text-box></draw:frame><draw:frame draw:style-name="gr12" draw:text-style-name="P17" svg:width="0.4913in" svg:height="0.1122in" svg:x="2.2122in" svg:y="0.8071in"><draw:text-box><text:p><text:span text:style-name="T12">[ID8]</text:span></text:p></draw:text-box></draw:frame><draw:frame draw:style-name="gr12" draw:text-style-name="P17" svg:width="0.4913in" svg:height="0.1122in" svg:x="2.7437in" svg:y="0.811in"><draw:text-box><text:p><text:span text:style-name="T12">[OD8]</text:span></text:p></draw:text-box></draw:frame><draw:frame draw:style-name="gr13" draw:text-style-name="P18" svg:width="0.6106in" svg:height="0.1122in" svg:x="3.9358in" svg:y="0.7925in"><draw:text-box><text:p><text:span text:style-name="T13">[LT8]</text:span></text:p></draw:text-box></draw:frame><draw:frame draw:style-name="gr34" draw:text-style-name="P18" svg:width="0.6106in" svg:height="0.135in" svg:x="4.5902in" svg:y="0.7925in"><draw:text-box><text:p><text:span text:style-name="T13">[TC8]</text:span></text:p></draw:text-box></draw:frame></draw:g></draw:g><draw:g text:anchor-type="paragraph" draw:z-index="21" draw:style-name="gr2"><draw:rect draw:style-name="gr9" draw:text-style-name="P3" svg:width="5.3185in" svg:height="0.1224in" svg:x="-0.0189in" svg:y="1.0839in"><text:p/></draw:rect><draw:g draw:style-name="gr11"><draw:frame draw:style-name="gr38" draw:text-style-name="P17" svg:width="1.9634in" svg:height="0.1335in" svg:x="0.1366in" svg:y="0.9528in"><draw:text-box><text:p><text:span text:style-name="T12">[A9]</text:span></text:p></draw:text-box></draw:frame><draw:frame draw:style-name="gr13" draw:text-style-name="P18" svg:width="0.6106in" svg:height="0.1122in" svg:x="3.2902in" svg:y="0.9528in"><draw:text-box><text:p><text:span text:style-name="T13">[L9]</text:span></text:p></draw:text-box></draw:frame><draw:frame draw:style-name="gr12" draw:text-style-name="P17" svg:width="0.4913in" svg:height="0.1122in" svg:x="2.2122in" svg:y="0.9528in"><draw:text-box><text:p><text:span text:style-name="T12">[ID9]</text:span></text:p></draw:text-box></draw:frame><draw:frame draw:style-name="gr12" draw:text-style-name="P17" svg:width="0.4913in" svg:height="0.1122in" svg:x="2.7437in" svg:y="0.9571in"><draw:text-box><text:p><text:span text:style-name="T12">[OD9]</text:span></text:p></draw:text-box></draw:frame><draw:frame draw:style-name="gr13" draw:text-style-name="P18" svg:width="0.6106in" svg:height="0.1122in" svg:x="3.9358in" svg:y="0.9382in"><draw:text-box><text:p><text:span text:style-name="T13">[LT9]</text:span></text:p></draw:text-box></draw:frame><draw:frame draw:style-name="gr39" draw:text-style-name="P18" svg:width="0.6106in" svg:height="0.1461in" svg:x="4.5902in" svg:y="0.9382in"><draw:text-box><text:p><text:span text:style-name="T13">[TC9]</text:span></text:p></draw:text-box></draw:frame></draw:g><draw:g draw:style-name="gr11"><draw:frame draw:style-name="gr40" draw:text-style-name="P17" svg:width="1.9634in" svg:height="0.1567in" svg:x="0.1366in" svg:y="1.0862in"><draw:text-box><text:p><text:span text:style-name="T12">[A10]</text:span></text:p></draw:text-box></draw:frame><draw:frame draw:style-name="gr13" draw:text-style-name="P18" svg:width="0.6106in" svg:height="0.1122in" svg:x="3.2902in" svg:y="1.0862in"><draw:text-box><text:p><text:span text:style-name="T13">[L10]</text:span></text:p></draw:text-box></draw:frame><draw:frame draw:style-name="gr12" draw:text-style-name="P17" svg:width="0.4913in" svg:height="0.1122in" svg:x="2.2122in" svg:y="1.0862in"><draw:text-box><text:p><text:span text:style-name="T12">[ID10]</text:span></text:p></draw:text-box></draw:frame><draw:frame draw:style-name="gr12" draw:text-style-name="P17" svg:width="0.4913in" svg:height="0.1122in" svg:x="2.7437in" svg:y="1.0902in"><draw:text-box><text:p><text:span text:style-name="T12">[OD10]</text:span></text:p></draw:text-box></draw:frame><draw:frame draw:style-name="gr13" draw:text-style-name="P18" svg:width="0.6106in" svg:height="0.1122in" svg:x="3.9358in" svg:y="1.0717in"><draw:text-box><text:p><text:span text:style-name="T13">[LT10]</text:span></text:p></draw:text-box></draw:frame><draw:frame draw:style-name="gr41" draw:text-style-name="P18" svg:width="0.6106in" svg:height="0.1567in" svg:x="4.5902in" svg:y="1.0717in"><draw:text-box><text:p><text:span text:style-name="T13">[TC10]</text:span></text:p></draw:text-box></draw:frame></draw:g></draw:g><draw:g text:anchor-type="paragraph" draw:z-index="22" draw:style-name="gr2"><draw:rect draw:style-name="gr9" draw:text-style-name="P3" svg:width="5.3185in" svg:height="0.1224in" svg:x="-0.0189in" svg:y="1.3736in"><text:p/></draw:rect><draw:g draw:style-name="gr11"><draw:frame draw:style-name="gr42" draw:text-style-name="P17" svg:width="1.9634in" svg:height="0.1504in" svg:x="0.1366in" svg:y="1.2425in"><draw:text-box><text:p><text:span text:style-name="T12">[A11]</text:span></text:p></draw:text-box></draw:frame><draw:frame draw:style-name="gr13" draw:text-style-name="P18" svg:width="0.6106in" svg:height="0.1122in" svg:x="3.2902in" svg:y="1.2425in"><draw:text-box><text:p><text:span text:style-name="T13">[L11]</text:span></text:p></draw:text-box></draw:frame><draw:frame draw:style-name="gr12" draw:text-style-name="P17" svg:width="0.4913in" svg:height="0.1122in" svg:x="2.2122in" svg:y="1.2425in"><draw:text-box><text:p><text:span text:style-name="T12">[ID11]</text:span></text:p></draw:text-box></draw:frame><draw:frame draw:style-name="gr12" draw:text-style-name="P17" svg:width="0.4913in" svg:height="0.1122in" svg:x="2.7437in" svg:y="1.2469in"><draw:text-box><text:p><text:span text:style-name="T12">[OD11]</text:span></text:p></draw:text-box></draw:frame><draw:frame draw:style-name="gr13" draw:text-style-name="P18" svg:width="0.6106in" svg:height="0.1122in" svg:x="3.9358in" svg:y="1.228in"><draw:text-box><text:p><text:span text:style-name="T13">[LT11]</text:span></text:p></draw:text-box></draw:frame><draw:frame draw:style-name="gr32" draw:text-style-name="P18" svg:width="0.6106in" svg:height="0.1504in" svg:x="4.5902in" svg:y="1.228in"><draw:text-box><text:p><text:span text:style-name="T13">[TC11]</text:span></text:p></draw:text-box></draw:frame></draw:g><draw:g draw:style-name="gr11"><draw:frame draw:style-name="gr43" draw:text-style-name="P17" svg:width="1.9634in" svg:height="0.1488in" svg:x="0.1366in" svg:y="1.3925in"><draw:text-box><text:p><text:span text:style-name="T12">[A12]</text:span></text:p></draw:text-box></draw:frame><draw:frame draw:style-name="gr13" draw:text-style-name="P18" svg:width="0.6106in" svg:height="0.1122in" svg:x="3.2902in" svg:y="1.3925in"><draw:text-box><text:p><text:span text:style-name="T13">[L12]</text:span></text:p></draw:text-box></draw:frame><draw:frame draw:style-name="gr12" draw:text-style-name="P17" svg:width="0.4913in" svg:height="0.1122in" svg:x="2.2122in" svg:y="1.3925in"><draw:text-box><text:p><text:span text:style-name="T12">[ID12]</text:span></text:p></draw:text-box></draw:frame><draw:frame draw:style-name="gr12" draw:text-style-name="P17" svg:width="0.4913in" svg:height="0.1122in" svg:x="2.7437in" svg:y="1.3969in"><draw:text-box><text:p><text:span text:style-name="T12">[OD12]</text:span></text:p></draw:text-box></draw:frame><draw:frame draw:style-name="gr13" draw:text-style-name="P18" svg:width="0.6106in" svg:height="0.1122in" svg:x="3.9358in" svg:y="1.378in"><draw:text-box><text:p><text:span text:style-name="T13">[LT12]</text:span></text:p></draw:text-box></draw:frame><draw:frame draw:style-name="gr44" draw:text-style-name="P18" svg:width="0.6106in" svg:height="0.1551in" svg:x="4.5902in" svg:y="1.378in"><draw:text-box><text:p><text:span text:style-name="T13">[TC12]</text:span></text:p></draw:text-box></draw:frame></draw:g></draw:g><draw:frame draw:style-name="fr1" draw:name="graphics1" text:anchor-type="paragraph" svg:x="2.9402in" svg:y="3.8693in" svg:width="0.9547in" svg:height="0.228in" draw:z-index="44"><draw:image xlink:href="Pictures/10000000000000B00000002A6E8E0B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11:40.459599000</dc:date>
    <meta:editing-duration>P5DT18H9M53S</meta:editing-duration>
    <meta:editing-cycles>69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